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73cm"/>
    </style:style>
    <style:style style:name="co3" style:family="table-column">
      <style:table-column-properties fo:break-before="auto" style:column-width="2.5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cd</text:p>
          </table:table-cell>
          <table:table-cell table:style-name="ce1" office:value-type="string">
            <text:p>customer</text:p>
          </table:table-cell>
          <table:table-cell table:style-name="ce1" office:value-type="string">
            <text:p>active</text:p>
          </table:table-cell>
          <table:table-cell table:style-name="ce1" office:value-type="string">
            <text:p>from</text:p>
          </table:table-cell>
          <table:table-cell table:style-name="ce1" office:value-type="string">
            <text:p>to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, 'the album1', 2011</text:p>
          </table:table-cell>
          <table:table-cell office:value-type="string">
            <text:p>1, 'User 1'</text:p>
          </table:table-cell>
          <table:table-cell office:value-type="string">
            <text:p>false</text:p>
          </table:table-cell>
          <table:table-cell table:style-name="ce3" office:value-type="date" office:date-value="2011-02-03">
            <text:p>3.2.2011</text:p>
          </table:table-cell>
          <table:table-cell table:style-name="ce3" office:value-type="date" office:date-value="2011-03-02">
            <text:p>2.3.2011</text:p>
          </table:table-cell>
          <table:table-cell table:number-columns-repeated="1018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, 'the album2', 2012</text:p>
          </table:table-cell>
          <table:table-cell office:value-type="string">
            <text:p>2, 'User 2'</text:p>
          </table:table-cell>
          <table:table-cell office:value-type="string">
            <text:p>true</text:p>
          </table:table-cell>
          <table:table-cell table:style-name="ce3" office:value-type="date" office:date-value="2011-03-09">
            <text:p>9.3.2011</text:p>
          </table:table-cell>
          <table:table-cell table:style-name="ce3" office:value-type="date" office:date-value="2011-04-08">
            <text:p>8.4.2011</text:p>
          </table:table-cell>
          <table:table-cell table:number-columns-repeated="1018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3, 'the album3', 2013</text:p>
          </table:table-cell>
          <table:table-cell office:value-type="string">
            <text:p>3, 'User 3'</text:p>
          </table:table-cell>
          <table:table-cell office:value-type="string">
            <text:p>false</text:p>
          </table:table-cell>
          <table:table-cell table:style-name="ce3" office:value-type="date" office:date-value="2011-02-05">
            <text:p>5.2.2011</text:p>
          </table:table-cell>
          <table:table-cell table:style-name="ce3" office:value-type="date" office:date-value="2011-03-04">
            <text:p>4.3.2011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4, 'the album4', 2014</text:p>
          </table:table-cell>
          <table:table-cell office:value-type="string">
            <text:p>4, 'User 4'</text:p>
          </table:table-cell>
          <table:table-cell office:value-type="string">
            <text:p>false</text:p>
          </table:table-cell>
          <table:table-cell table:style-name="ce3" office:value-type="date" office:date-value="2011-02-06">
            <text:p>6.2.2011</text:p>
          </table:table-cell>
          <table:table-cell table:style-name="ce3" office:value-type="date" office:date-value="2011-03-05">
            <text:p>5.3.2011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22.03.2011</text:date>, <text:time>10:3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ivekeyem </meta:initial-creator>
    <meta:creation-date>2011-03-17T13:43:14</meta:creation-date>
    <dc:date>2011-03-22T10:39:03</dc:date>
    <dc:creator>Jan Brázdil</dc:creator>
    <meta:editing-duration>PT29M48S</meta:editing-duration>
    <meta:editing-cycles>3</meta:editing-cycles>
    <meta:generator>OpenOffice.org/3.3$Unix OpenOffice.org_project/330m20$Build-9567</meta:generator>
    <meta:document-statistic meta:table-count="3" meta:cell-count="30" meta:object-count="0"/>
  </office:meta>
</office:document-meta>
</file>